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54b79" officeooo:paragraph-rsid="00154b79"/>
    </style:style>
    <style:style style:name="P2" style:family="paragraph" style:parent-style-name="Standard">
      <style:text-properties officeooo:rsid="00154b79" officeooo:paragraph-rsid="0017080a"/>
    </style:style>
    <style:style style:name="P3" style:family="paragraph" style:parent-style-name="Standard">
      <style:text-properties officeooo:rsid="0016cce1" officeooo:paragraph-rsid="0016cce1"/>
    </style:style>
    <style:style style:name="P4" style:family="paragraph" style:parent-style-name="Standard">
      <style:text-properties officeooo:rsid="0016cce1" officeooo:paragraph-rsid="0017080a"/>
    </style:style>
    <style:style style:name="P5" style:family="paragraph" style:parent-style-name="Standard">
      <style:text-properties officeooo:rsid="0017080a" officeooo:paragraph-rsid="0017080a"/>
    </style:style>
    <style:style style:name="P6" style:family="paragraph" style:parent-style-name="Standard">
      <style:text-properties officeooo:rsid="0017080a" officeooo:paragraph-rsid="00178ff2"/>
    </style:style>
    <style:style style:name="P7" style:family="paragraph" style:parent-style-name="Standard">
      <style:text-properties officeooo:rsid="00178ff2" officeooo:paragraph-rsid="00178ff2"/>
    </style:style>
    <style:style style:name="P8" style:family="paragraph" style:parent-style-name="Standard">
      <style:text-properties officeooo:rsid="00178ff2" officeooo:paragraph-rsid="00184560"/>
    </style:style>
    <style:style style:name="P9" style:family="paragraph" style:parent-style-name="Standard">
      <style:text-properties officeooo:rsid="00184560" officeooo:paragraph-rsid="00184560"/>
    </style:style>
    <style:style style:name="P10" style:family="paragraph" style:parent-style-name="Standard">
      <style:text-properties officeooo:rsid="00184560" officeooo:paragraph-rsid="00190daf"/>
    </style:style>
    <style:style style:name="P11" style:family="paragraph" style:parent-style-name="Standard">
      <style:text-properties officeooo:rsid="00184560" officeooo:paragraph-rsid="0019ca97"/>
    </style:style>
    <style:style style:name="P12" style:family="paragraph" style:parent-style-name="Standard">
      <style:text-properties officeooo:rsid="00190daf" officeooo:paragraph-rsid="00190daf"/>
    </style:style>
    <style:style style:name="P13" style:family="paragraph" style:parent-style-name="Standard">
      <style:text-properties officeooo:rsid="0019ca97" officeooo:paragraph-rsid="0019ca97"/>
    </style:style>
    <style:style style:name="T1" style:family="text">
      <style:text-properties officeooo:rsid="0016cce1"/>
    </style:style>
    <style:style style:name="T2" style:family="text">
      <style:text-properties officeooo:rsid="0017080a"/>
    </style:style>
    <style:style style:name="T3" style:family="text">
      <style:text-properties officeooo:rsid="00178ff2"/>
    </style:style>
    <style:style style:name="T4" style:family="text">
      <style:text-properties officeooo:rsid="00184560"/>
    </style:style>
    <style:style style:name="T5" style:family="text">
      <style:text-properties officeooo:rsid="00190daf"/>
    </style:style>
    <style:style style:name="T6" style:family="text">
      <style:text-properties officeooo:rsid="0019ca97"/>
    </style:style>
    <style:style style:name="T7" style:family="text">
      <style:text-properties officeooo:rsid="001aea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perators Descriptions</text:p>
      <text:p text:style-name="P13"/>
      <text:p text:style-name="P13">3-exchange</text:p>
      <text:p text:style-name="P13">selects at random a vehicle with more than 2 orders, performs an exchange of 3 randomly selected scheduled pickups/deliveries. Returns solution if feasible. </text:p>
      <text:p text:style-name="P13">Possible change:</text:p>
      <text:p text:style-name="P13">3-exchange-optimum/first</text:p>
      <text:p text:style-name="P13">Perform 3-exchange on a vehicle until no improvement can be made for vehicle (similar to 2-opt) or perform 3-exchange until a feasible solution is found regardless of cost.</text:p>
      <text:p text:style-name="P1"/>
      <text:p text:style-name="P9">2-swap</text:p>
      <text:p text:style-name="P11">This operator simply swaps the position of pickup and delivery of two orders in the current solution.</text:p>
      <text:p text:style-name="P11"/>
      <text:p text:style-name="P11">redo this operator to <text:span text:style-name="T6">one of </text:span>the following:</text:p>
      <text:p text:style-name="P9"/>
      <text:p text:style-name="P12">2-swap-optimum/<text:span text:style-name="T6">first</text:span></text:p>
      <text:p text:style-name="P9">This operator <text:span text:style-name="T5">selects</text:span> 2-4 <text:span text:style-name="T5">orders and rotates the position of the selected orders. It performs this operation on all orders and returns the solution with the best of these swaps. (another possibility is to select 2-4 orders at random and check if each one is feasible and return the first feasible n-swap, this to keep some randomness in solution generation, check performance of one against the other).</text:span></text:p>
      <text:p text:style-name="P9"/>
      <text:p text:style-name="P9"/>
      <text:p text:style-name="P9">(1,2,1,2,0,3,3,0,4,4,0,5,6,5,6,0)</text:p>
      <text:p text:style-name="P9"/>
      <text:p text:style-name="P9"/>
      <text:p text:style-name="P12">2-swap</text:p>
      <text:p text:style-name="P12">1,2</text:p>
      <text:p text:style-name="P10">2,1,2,1,0,3,3,</text:p>
      <text:p text:style-name="P10"/>
      <text:p text:style-name="P12">1,3</text:p>
      <text:p text:style-name="P10">3,2,3,2,0,1,1,</text:p>
      <text:p text:style-name="P10"/>
      <text:p text:style-name="P12">2,3</text:p>
      <text:p text:style-name="P12">1,3,1,3,0,2,2,</text:p>
      <text:p text:style-name="P9"/>
      <text:p text:style-name="P9"/>
      <text:p text:style-name="P9"/>
      <text:p text:style-name="P12">3-swap</text:p>
      <text:p text:style-name="P10">1,2,3</text:p>
      <text:p text:style-name="P9">3,1,3,1,0,2,2,</text:p>
      <text:p text:style-name="P9">2,3,2,3,0,1,1,</text:p>
      <text:p text:style-name="P9"/>
      <text:p text:style-name="P12">1,2,4</text:p>
      <text:p text:style-name="P10"><text:span text:style-name="T5">4</text:span>,<text:span text:style-name="T5">1</text:span>,<text:span text:style-name="T5">4</text:span>,<text:span text:style-name="T5">1</text:span>,0,3,3,0,<text:span text:style-name="T5">2</text:span>,<text:span text:style-name="T5">2</text:span>,</text:p>
      <text:p text:style-name="P10"><text:span text:style-name="T5">2</text:span>,<text:span text:style-name="T5">4</text:span>,<text:span text:style-name="T5">2</text:span>,<text:span text:style-name="T5">4</text:span>,0,3,3,0,<text:span text:style-name="T5">1</text:span>,<text:span text:style-name="T5">1</text:span>,</text:p>
      <text:p text:style-name="P10"/>
      <text:p text:style-name="P12">4-swap</text:p>
      <text:p text:style-name="P12">1,2,3,4</text:p>
      <text:p text:style-name="P10"><text:span text:style-name="T5">4</text:span>,<text:span text:style-name="T5">1</text:span>,<text:span text:style-name="T5">4</text:span>,<text:span text:style-name="T5">1</text:span>,0,<text:span text:style-name="T5">2</text:span>,<text:span text:style-name="T5">2</text:span>,0,<text:span text:style-name="T5">3</text:span>,<text:span text:style-name="T5">3</text:span>,</text:p>
      <text:p text:style-name="P10"><text:span text:style-name="T5">3</text:span>,<text:span text:style-name="T5">4</text:span>,<text:span text:style-name="T5">3</text:span>,<text:span text:style-name="T5">4</text:span>,0,<text:span text:style-name="T5">1</text:span>,<text:span text:style-name="T5">1</text:span>,0,<text:span text:style-name="T5">2</text:span>,<text:span text:style-name="T5">2</text:span>,</text:p>
      <text:p text:style-name="P10"><text:span text:style-name="T5">2</text:span>,<text:span text:style-name="T5">3</text:span>,<text:span text:style-name="T5">2</text:span>,<text:span text:style-name="T5">3</text:span>,0,<text:span text:style-name="T5">4</text:span>,<text:span text:style-name="T5">4</text:span>,0,<text:span text:style-name="T5">1</text:span>,<text:span text:style-name="T5">1</text:span>,</text:p>
      <text:p text:style-name="P1"/>
      <text:p text:style-name="P7"><text:soft-page-break/>2-Opt-reverse</text:p>
      <text:p text:style-name="P7">The 2-opt operator used in this paper is based on the 2-opt-L operator from {ref: Carcasse2006}. </text:p>
      <text:p text:style-name="P7">It selects a random vehicle with more than 2 orders (it breaks out after not finding any fitting vehicle after o tires, where o is the amount of orders in the problem).</text:p>
      <text:p text:style-name="P7">For the selected vehicle it divides up the route of the vehicle in 3 parts. </text:p>
      <text:p text:style-name="P7">All orders up until the index i of the vehicle route are inserted normally. </text:p>
      <text:p text:style-name="P7">All orders from the index j+1 until the end of the route are also inserted normally. </text:p>
      <text:p text:style-name="P7">All orders from the index i+1 until index j are reversed.</text:p>
      <text:p text:style-name="P8">If the new route has a smaller cost than the original route <text:span text:style-name="T4">the route the route is remembered as the new best route. </text:span></text:p>
      <text:p text:style-name="P8"><text:span text:style-name="T4">When all reverses have been performed on the current route, the best route is selected as the new route.</text:span></text:p>
      <text:p text:style-name="P9">This operation is continued until no improvement can be made ie. the best possible schedule for the selected vehicle has been found.</text:p>
      <text:p text:style-name="P9"/>
      <text:p text:style-name="P13">Remove Random reinsert first</text:p>
      <text:p text:style-name="P13">Removes randomly between <text:span text:style-name="T7">2</text:span>-<text:span text:style-name="T7">7</text:span> orders and reinserts them in randomly their first possible position. This operator is used to jump from one neighbourhood to another <text:span text:style-name="T7">and is trying to search for possible solutions regardless of the cost they produce.</text:span></text:p>
      <text:p text:style-name="P1"/>
      <text:p text:style-name="P1">Remove expensive and reinsert greedy</text:p>
      <text:p text:style-name="P1">This operator is a mix of the standard remove expensive from … paper.. and reinsert greedy from ….</text:p>
      <text:p text:style-name="P1">The amount of orders removed and reinserted in this operator is adapted to the instance size, <text:span text:style-name="T1">lets refer to the amount here as n</text:span>. </text:p>
      <text:p text:style-name="P1">For smaller instances only one order is removed and for bigger instances between 1 and maksimum 5 orders are removed and reinserted. </text:p>
      <text:p text:style-name="P1">This is <text:span text:style-name="T1">because for smaller instances chances of having many orders per vehicle is smaller and removing several orders at the same time will only result in a larger neighbourhood search and less local search.</text:span></text:p>
      <text:p text:style-name="P2">The removal part of the heuristic removes <text:span text:style-name="T1">then the n most expensive orders. </text:span></text:p>
      <text:p text:style-name="P2"><text:span text:style-name="T1">The cost is calculated by taking the cost of a vehicles route with the order minus the cost without the order.</text:span></text:p>
      <text:p text:style-name="P4">If an order is not transported yet the penalty cost will be used to indicate its cost. </text:p>
      <text:p text:style-name="P4"><text:span text:style-name="T2">T</text:span>herefore this removal heuristic will mostly choose orders that are not transported, until all orders have been inserted.</text:p>
      <text:p text:style-name="P3"/>
      <text:p text:style-name="P5">The insertion part of this operator calculated for the same n orders that was removed the cheapest position to insert these orders c_i, where c is the cheapest cost for order i .</text:p>
      <text:p text:style-name="P5">Then it inserts the cheapest of these, so min c_i, first into its cheapest position. </text:p>
      <text:p text:style-name="P6">If any of the following orders should be inserted into the same vehicle <text:span text:style-name="T3">route</text:span>, the cheapest position for this <text:span text:style-name="T3">order</text:span> is calculated again.</text:p>
      <text:p text:style-name="P6"><text:span text:style-name="T3">The new best</text:span> position is selected for the order <text:span text:style-name="T3">and inserted and this continues until all orders are inserted </text:span>(this is because often the same position is selected by several orders and this could lead to very expensive solutions which works against the greedy part of the algorithm).</text:p>
      <text:p text:style-name="P6"/>
      <text:p text:style-name="P7">Remove similar and regret-k reinsert</text:p>
      <text:p text:style-name="P7"/>
      <text:p text:style-name="P7"/>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10:22:48.597285305</meta:creation-date>
    <dc:date>2019-08-03T18:58:32.393661972</dc:date>
    <meta:editing-duration>PT6H19M1S</meta:editing-duration>
    <meta:editing-cycles>1</meta:editing-cycles>
    <meta:document-statistic meta:table-count="0" meta:image-count="0" meta:object-count="0" meta:page-count="2" meta:paragraph-count="57" meta:word-count="680" meta:character-count="4135" meta:non-whitespace-character-count="3501"/>
    <meta:generator>LibreOffice/6.0.7.3$Linux_X86_64 LibreOffice_project/00m0$Build-3</meta:generator>
  </office:meta>
</office:document-meta>
</file>